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2.png" manifest:media-type="image/png"/>
  <manifest:file-entry manifest:full-path="Media/3.png" manifest:media-type="image/png"/>
  <manifest:file-entry manifest:full-path="Media/4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Times New Roman" svg:font-family="Times New Roman"/>
  </office:font-face-decls>
  <office:automatic-styles>
    <style:style style:family="paragraph" style:name="P2" style:parent-style-name="Standard">
      <style:text-properties fo:font-family="Times New Roman" style:font-name="Times New Roman"/>
    </style:style>
    <style:style style:family="paragraph" style:master-page-name="Standard" style:name="P1" style:parent-style-name="Standard"/>
    <style:style style:family="text" style:name="T1">
      <style:text-properties fo:font-family="Times New Roman" style:font-name="Times New Roman"/>
    </style:style>
    <style:style style:family="graphic" style:name="Frm4" style:parent-style-name="Frame">
      <style:graphic-properties/>
    </style:style>
    <style:style style:family="graphic" style:name="Frm3" style:parent-style-name="Frame">
      <style:graphic-properties/>
    </style:style>
    <style:style style:family="graphic" style:name="Frm2" style:parent-style-name="Frame">
      <style:graphic-properties/>
    </style:style>
    <style:style style:family="graphic" style:name="Frm1" style:parent-style-name="Frame">
      <style:graphic-properties/>
    </style:style>
  </office:automatic-styles>
  <office:body>
    <office:text>
      <text:tracked-changes text:track-changes="false"/>
      <text:p co:para-mark-style-name="T1" text:style-name="P1"><draw:frame draw:style-name="Frm1" svg:height="176.4pt" svg:width="336.6pt" text:anchor-type="as-char"><draw:image xlink:href="Media/1.png" xlink:type="simple"/></draw:frame></text:p>
      <text:p co:para-mark-style-name="T1" text:style-name="P2"/>
      <text:p co:para-mark-style-name="T1" text:style-name="Standard"><draw:frame draw:style-name="Frm2" svg:height="187.2pt" svg:width="336.6pt" text:anchor-type="as-char"><draw:image xlink:href="Media/2.png" xlink:type="simple"/></draw:frame></text:p>
      <text:p co:para-mark-style-name="T1" text:style-name="P2"/>
      <text:p co:para-mark-style-name="T1" text:style-name="Standard"><draw:frame draw:style-name="Frm3" svg:height="168.6pt" svg:width="337.2pt" text:anchor-type="as-char"><draw:image xlink:href="Media/3.png" xlink:type="simple"/></draw:frame></text:p>
      <text:p co:para-mark-style-name="T1" text:style-name="P2"/>
      <text:p co:para-mark-style-name="T1" text:style-name="Standard"><draw:frame draw:style-name="Frm4" svg:height="159.6pt" svg:width="340.8pt" text:anchor-type="as-char"><draw:image xlink:href="Media/4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 style:paren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 style:paren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 style:paren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 style:paren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efault-outline-level="3" style:display-name="Heading 3" style:family="paragraph" style:list-style-name="" style:name="Heading_3" style:next-style-name="Standard" style:paren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 style:paren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 style:paren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 style:paren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ontents 9" style:family="paragraph" style:name="Contents_9" style:next-style-name="Standard" style:paren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 style:paren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 style:paren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 style:paren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26.9278pt" fo:margin-left="65.196pt" fo:margin-right="36.8496pt" fo:margin-top="21.2597pt" fo:page-height="841.8888pt" fo:page-width="595.3032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9</meta:generator>
    <dc:date>2024-11-12T17:06:30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  <a:prstDash val="solid"/>
          </a:ln>
          <a:ln>
            <a:solidFill>
              <a:schemeClr val="phClr"/>
            </a:solidFill>
            <a:prstDash val="solid"/>
          </a:ln>
          <a:ln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